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100000332000002918B09C96ECCFB8B5D.png" manifest:media-type="image/png"/>
  <manifest:file-entry manifest:full-path="Pictures/1000000100000356000002676C3487CDCF60D236.png" manifest:media-type="image/png"/>
  <manifest:file-entry manifest:full-path="Pictures/10000001000002A6000003B0004A00DE6A2C810F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159cm" svg:stroke-color="#f10d0c" draw:marker-start-width="0.438cm" draw:marker-end-width="0.438cm" draw:fill="none" loext:fill-use-slide-background="false" draw:textarea-horizontal-align="justify" draw:textarea-vertical-align="middle" draw:auto-grow-height="false" fo:min-height="0.199cm" fo:min-width="0cm" fo:padding-top="0.204cm" fo:padding-bottom="0.204cm" fo:padding-left="0.329cm" fo:padding-right="0.329cm" fo:wrap-option="wrap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7cm" fo:min-width="0cm"/>
      <style:paragraph-properties style:writing-mode="lr-tb"/>
    </style:style>
    <style:style style:name="gr4" style:family="graphic" style:parent-style-name="standard">
      <style:graphic-properties svg:stroke-width="0.159cm" svg:stroke-color="#5983b0" draw:marker-start-width="0.438cm" draw:marker-end-width="0.438cm" draw:fill="none" loext:fill-use-slide-background="false" draw:textarea-horizontal-align="justify" draw:textarea-vertical-align="middle" draw:auto-grow-height="false" fo:min-height="0.041cm" fo:min-width="0cm" fo:padding-top="0.204cm" fo:padding-bottom="0.204cm" fo:padding-left="0.329cm" fo:padding-right="0.329cm" fo:wrap-option="wrap"/>
    </style:style>
    <style:style style:name="gr5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color="#c9211e" loext:opacity="100%" fo:font-size="8pt" fo:font-style="italic"/>
    </style:style>
    <style:style style:name="P4" style:family="paragraph">
      <loext:graphic-properties draw:fill="none" draw:fill-color="#ffffff"/>
      <style:text-properties fo:color="#c9211e" loext:opacity="100%" loext:color-lum-mod="100%" loext:color-lum-off="0%" fo:font-size="8pt" fo:font-style="italic"/>
    </style:style>
    <style:style style:name="P5" style:family="paragraph">
      <style:text-properties fo:color="#3465a4" loext:opacity="100%" fo:font-size="8pt" fo:font-style="italic"/>
    </style:style>
    <style:style style:name="P6" style:family="paragraph">
      <loext:graphic-properties draw:fill="none" draw:fill-color="#ffffff"/>
      <style:text-properties fo:color="#3465a4" loext:opacity="100%" loext:color-lum-mod="100%" loext:color-lum-off="0%" fo:font-size="8pt" fo:font-style="italic"/>
    </style:style>
    <style:style style:name="P7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8.075cm" svg:height="13.017cm" svg:x="4.941cm" svg:y="1.353cm">
          <draw:image xlink:href="Pictures/1000000100000356000002676C3487CDCF60D236.png" xlink:type="simple" xlink:show="embed" xlink:actuate="onLoad" draw:mime-type="image/png">
            <text:p/>
          </draw:image>
        </draw:frame>
        <draw:custom-shape draw:style-name="gr2" draw:text-style-name="P2" draw:layer="layout" svg:width="0.635cm" svg:height="0.635cm" svg:x="14.205cm" svg:y="6.5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3.288cm" svg:height="1.205cm" svg:x="11.789cm" svg:y="6.218cm">
          <draw:text-box>
            <text:p text:style-name="P3">Apparent highest value in stratus clouds</text:p>
          </draw:text-box>
        </draw:frame>
        <draw:custom-shape draw:style-name="gr4" draw:text-style-name="P2" draw:layer="layout" svg:width="0.635cm" svg:height="0.635cm" svg:x="16.105cm" svg:y="6.1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6" draw:layer="layout" svg:width="3.288cm" svg:height="0.887cm" svg:x="16.689cm" svg:y="6.098cm">
          <draw:text-box>
            <text:p text:style-name="P5">Value selected</text:p>
          </draw:text-box>
        </draw:frame>
        <presentation:notes draw:style-name="dp2">
          <draw:page-thumbnail draw:style-name="gr5" draw:layer="layout" svg:width="18.624cm" svg:height="10.476cm" svg:x="1.482cm" svg:y="2.123cm" draw:page-number="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1" draw:text-style-name="P1" draw:layer="layout" svg:width="11.311cm" svg:height="15.749cm" svg:x="8.323cm" svg:y="-0.013cm">
          <draw:image xlink:href="Pictures/10000001000002A6000003B0004A00DE6A2C810F.png" xlink:type="simple" xlink:show="embed" xlink:actuate="onLoad" draw:mime-type="image/png">
            <text:p/>
          </draw:image>
        </draw:frame>
        <draw:custom-shape draw:style-name="gr4" draw:text-style-name="P2" draw:layer="layout" svg:width="0.635cm" svg:height="0.635cm" svg:x="16.265cm" svg:y="7.8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6" draw:layer="layout" svg:width="3.288cm" svg:height="0.887cm" svg:x="16.849cm" svg:y="7.799cm">
          <draw:text-box>
            <text:p text:style-name="P5">Value selected</text:p>
          </draw:text-box>
        </draw:frame>
        <presentation:notes draw:style-name="dp2">
          <draw:page-thumbnail draw:style-name="gr5" draw:layer="layout" svg:width="18.624cm" svg:height="10.476cm" svg:x="1.482cm" svg:y="2.123cm" draw:page-number="2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1" draw:text-style-name="P1" draw:layer="layout" svg:width="17.313cm" svg:height="13.906cm" svg:x="5.322cm" svg:y="0.909cm">
          <draw:image xlink:href="Pictures/1000000100000332000002918B09C96ECCFB8B5D.png" xlink:type="simple" xlink:show="embed" xlink:actuate="onLoad" draw:mime-type="image/png">
            <text:p/>
          </draw:image>
        </draw:frame>
        <draw:custom-shape draw:style-name="gr4" draw:text-style-name="P2" draw:layer="layout" svg:width="0.635cm" svg:height="0.635cm" svg:x="10.365cm" svg:y="8.2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6" draw:layer="layout" svg:width="3.288cm" svg:height="0.887cm" svg:x="10.849cm" svg:y="8.599cm">
          <draw:text-box>
            <text:p text:style-name="P5">Value selected</text:p>
          </draw:text-box>
        </draw:frame>
        <presentation:notes draw:style-name="dp2">
          <draw:page-thumbnail draw:style-name="gr5" draw:layer="layout" svg:width="18.624cm" svg:height="10.476cm" svg:x="1.482cm" svg:y="2.123cm" draw:page-number="3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5T16:49:30.360045114</meta:creation-date>
    <dc:date>2023-04-15T17:03:04.099071749</dc:date>
    <meta:editing-duration>PT13M32S</meta:editing-duration>
    <meta:editing-cycles>3</meta:editing-cycles>
    <meta:generator>LibreOffice/7.5.2.2$Linux_X86_64 LibreOffice_project/50$Build-2</meta:generator>
    <meta:document-statistic meta:object-count="38"/>
  </office:meta>
</office:document-meta>
</file>